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éonore observa l'enseigne qui se balançait nonchalamment sur la devanture de l'auberge en se demandant un peu ce qu'elle foutait là. Le « Troc faussé ». C'était ici. Après un instant d'hésitation, elle poussa la porte grinçante dans un soupir de résignation. C'était grotesque, et pour que même un esprit aussi névrosé que le sien trouve ça grotesque, c'est que c'était grotesque (j'insiste). Ce rendez-vous était au mieux une mauvaise blague -scénario assez peu probable-, au pire un piège grossier -beaucoup plus plausible. Et notre blondinette se jetait dedans à pieds joints comme des adeptes de Delkhii dans un salon pour la paix. Et bien soit, si c'était de cette manière qu'elle devait tomber, au fin fond du pôle Nord d'Irydaë, qu'il en soit ainsi. Mais comment diable s'était-elle retrouvé ici, à Aildor ?</text:p>
      <text:p text:style-name="Standard"/>
      <text:p text:style-name="Standard">Il y avait quelques semaines de cela, la fugitive avait reçu la visite d'un messager qui portait selon ses propres dires une missive à son nom, chose pour le moins surprenante s'il en est. D'une part car l'un des aspects caractéristiques d'un vagabond était de ne pas avoir d'adresse fixe, ce qui a la fâcheuse -ou heureuse- tendance de le rendre difficile à trouver. Et d'autre part car il n'y avait à sa connaissance aucune personne sur cette planète qui pourrait chercher à la contacter, à l'exception bien sûr du fou furieux à ses trousses mais celui-ci ne s'embarrasserait pas de lui envoyer une invitation à boire le thé. Alors, intriguée, la jeune femme avait pris la lettre et avait commencé à la lire. Elle avait bien failli la faire immédiatement bouffer à son pauvre porteur lorsqu'elle avait découvert au milieu de moult éloges au sujet de son infréquentabilité l'origine de son expéditeur, mais s'était ravisée.</text:p>
      <text:p text:style-name="Standard"/>
      <text:p text:style-name="Standard">La lettre était prometteuse, bien qu'à prendre avec des pincettes. En échange d'une forme de mercenariat, on lui proposait tout ce dont elle pouvait rêver : de l'argent pour combler les dépenses engendrées par son périple à Daënastre qui en l'absence de revenu régulier avait creusé un sacré trou dans ses économies ainsi qu'une protection, toujours appréciable lorsqu'on est poursuivie comme c'était son cas par une entité semi-divine et son [i]one-man army[/i] de garde du corps. Mais surtout, surtout, on lui promettait ce dont elle rêvait le plus au monde : une guerre. Persuadée que Daënastre devait être ré-annexé à My'trä pour se servir de leurs inventions, Eléonore avait un temps envisagé de devenir Gharyn pour forcer les dirigeants de sa nation à agir, avant que sa situation de « en danger de mort permanent » ne la rattrape et ne mette fin à ses ambitions. Ce qu'elle n'avait pu accomplir par la voie diplomatique, peut-être que l'anomalie pourrait y parvenir par le sang.</text:p>
      <text:p text:style-name="Standard"/>
      <text:p text:style-name="Standard">Restait une question de taille à régler : était-ce un piège ? Si ce mystérieux commanditaire était de mèche avec le Régisseur à ses trousses, elle allait droit à l'abattoir. Cette éventualité trotta dans son esprit pendant quelques jours, avant qu'elle ne fasse le constat suivant : primo, elle était fauchée. Deuzio, sa situation était déjà assez précaire pour que le risque vaille le coup d'être pris, surtout vu les potentielles conséquences de cette rencontre. Et tertio, ce type avait mentionné qu'il avait eu vent de rumeurs concernant son statut d'anomalie. Ce qui signifiait -à part que les Zagashiens avaient de trop grandes gueules- qu'il avait un réseau d'informations solide et par conséquent des moyens en adéquation. Ces arguments finirent de la convaincre, et c'est ainsi qu'Eléonore décida de se rendre à cette entrevue quand bien même elle allait y risquer sa vie.</text:p>
      <text:p text:style-name="Standard"/>
      <text:p text:style-name="Standard">---</text:p>
      <text:p text:style-name="Standard"/>
      <text:p text:style-name="Standard">La blondinette se dirigea d'un pas assuré vers le barman accoudé au comptoir sans trop faire attention aux autres clients attablés.</text:p>
      <text:p text:style-name="Standard"/>
      <text:p text:style-name="Standard">-Sers moi une pinte de ta meilleure bière. Fit-elle sans sourciller avant de se retourner vers l'assemblée de soûlards qui campaient ici et de reprendre d'une voix forte. Je cherche une certaine Ophélia Narcisse, ça parle à quelqu'un ?</text:p>
      <text:p text:style-name="P1">Eléonore n'eut pas le temps de profiter de la réaction interloquée de son public face à son intervention bruyante, ni de commencer à s'embrouiller avec le tavernier derrière elle qu'une voix lui faisait déjà écho juste à sa droite. L'anomalie fit volte-face pour se trouver nez-à-nez avec un drôle de type accoutré comme un détective de film de série B. Celui-ci clama être la personne qu'elle recherchait et l'invita à venir discuter dans sa chambre, dont l'isolement en faisait une option tout à fait légitime lorsque l'on chercher à parler conspiration et attentat. Ou à piéger quelqu'un. Un petit sourire mi-intrigué, mi-narquois fit son apparition sur le minois de la blondinette en même temps que son sourcil droit s'arquait ostensiblement. Si cette rencontre était déjà excessivement douteuse de par son improbabilité, elle venait de gagner encore un degré d’ambiguïté. Ce type aux allures de profiteur d'enfants n'avait certainement pas une tête à s'appeler Ophélia. Qu'à cela ne tienne, Eléonore n'avait pas fait tout ce chemin pour rien. Après avoir bu une gorgée appréciable de sa bière, elle lui emboîta le pas en emportant sa choppe.</text:p>
      <text:p text:style-name="Standard"/>
      <text:p text:style-name="Standard">Les deux compères de fortune arrivèrent rapidement dans une modique chambre, éveillant instantanément le [i]spider sense[/i] de l'ancienne militaire. Son mystérieux commanditaire semblait presque ignorer sa présence, jetant un pistolet -qui ne manqua pas d'attirer son œil avide, technologie oblige- sur un lit fait au carré, lui tournant le dos sans sembler s'inquiéter le moins du monde de se prendre une lame entre les deux omoplates, ce dont Eléonore ressentit l'irrépressible envie l'espace d'un instant, avant que la réalité ne la frappe. Ses instincts de militaire la firent instantanément réaliser dans quelle position elle se trouvait. Ce type n'avait pas besoin d'arme. Il était en terrain conquis, à domicile -littéralement. Pour ce qu'elle savait, il y avait cinq gros bras dissimulés dans un coin sombre, prêts à lui sauter dessus au moindre pet de travers. A cette pensée, la main droite de la Zagashienne serra le pommeau de l'épée à sa ceinture, juste en dessous de la garde.</text:p>
      <text:p text:style-name="Standard"/>
      <text:p text:style-name="Standard">Les yeux sautant en alternance dans chacun des recoins de la pièce, Eléonore mit un moment à réagir à l'invitation d'Yssaé, occupée à analyse la situation. Ce dernier avait l'avantage du terrain. Et du savoir. Elle était là à [i]sa[/i] demande. Lui seul savait ce qui se tramait et et si sa proposition était fondée ou un simple ramassis de conneries. Le regard olive de la blonde se plongea dans celui de son interlocuteur, comme si elle essayait d'y déchiffrer une quelconque information. Dans le même temps, les arêtes son nez tressaillaient par intermittence, seule manifestation physique de son malaise que l'adepte de Dalai dissimulait plutôt bien pour le reste, habituée aux situations de stress. Après un instant de silence, elle lâcha un sourire féroce avant de répondre, cherchant à conserver son attitude confiante.</text:p>
      <text:p text:style-name="Standard"/>
      <text:p text:style-name="Standard">-Je préfère rester debout, si ça te dérange pas. J'ai connu mieux, ça caille dans ce coin paumé. Et j'ai pas l'habitude de me faire aborder par des types louches comme toi. Enfin... si, mais pas comme ça. Bref. J'ai pas mal de questions pour toi. Mais d'abord, il paraît que tu as une proposition à me faire ?</text:p>
      <text:p text:style-name="P1">La question d'Eléonore resta en suspend un instant, le temps que son mystérieux correspondant s’assoit lui sur une des deux chaises qui encadraient la table, seul mobilier de la pièce ou peu s'en fallait. Son attitude nonchalante et m'en foutiste commençait à taper sur le système de la blondinette qui était relativement persuadée que c'était volontaire. En même temps que son fessier, il cherchait à asseoir sa position de supériorité vis-à-vis d'elle. Ce petit jeu typique d'une séance d'interrogatoire, ajouté au ton extrêmement protocolaire avec lequel il lui répondit un instant après, réussit à convaincre Eléonore qu'elle avait un gradé en face d'elle. Sauf que si sa lettre disait vrai, il venait de Daënare. La jeune femme aurait été le cas échéant en train de négocier avec l'état-major de son ennemi juré. Gardant cet alarmant soupçon pour elle, Eléonore conserva -au moins de façade- son attitude défiante à la limite de l'effronterie.</text:p>
      <text:p text:style-name="Standard"/>
      <text:p text:style-name="Standard">-Tu m'en diras tant... Et qu'est-ce que vous avez à y...</text:p>
      <text:p text:style-name="Standard"/>
      <text:p text:style-name="Standard">La phrase mourut dans sa gorge alors que le Daënar se levait de son siège pour retirer son manteau et s'avancer vers la demoiselle aux yeux de jade, qui était restée debout adossée au mur à côté de la porte d'entrée, assurant ainsi ses arrières en même temps qu'elle s'offrait une sortie si la rencontre s'avérait être un guet-apens. Les yeux de celle-ci s'écarquillèrent de surprise à mesure que l'homme s'approchait d'elle. Homme qui était en fait... une femme, comme le lui indiquaient les formes révélées par la chemise qu'elle portait en dessous de son large manteau. Voulant dire quelque chose, Eléonore ne parvint qu'à bredouiller un ramassis de syllabes incompréhensibles alors que, désormais à quelques centimètres à peine de son visage, Yssaé passait calmement la main dans ses cheveux.</text:p>
      <text:p text:style-name="Standard"/>
      <text:p text:style-name="Standard">-Vous... vous êtes...</text:p>
      <text:p text:style-name="Standard"/>
      <text:p text:style-name="Standard">Une fois encore, la Zagashienne ne termina pas sa phrase. Elle ne savait trop si c'était dû à la surprise de sa découverte ou bien la proximité physique de l'autre femme, mais son cerveau semblait avoir cessé de fonctionner. Son cœur battait la chamade à en faire exploser sa cage thoracique et ses joues avaient fugacement pris une teinte rosée. Envolée, l'assurance désinvolte de la jeune anomalie rebelle. Eléonore était tellement décontenancée qu'elle en avait même oublié son tutoiement irrévérencieux l'espace d'un moment. Son regard olive captivé par celui de son interlocutrice, il lui fallut plusieurs secondes avant de se reprendre et d'assimiler le plan que celle-ci venait de lui soumettre. Plusieurs secondes durant lesquelles seule sa respiration rauque venait briser le silence. Juste avant qu'un rire presque hystérique fasse voler en éclats l'ambiance pesante qui venait de s'installer.</text:p>
      <text:p text:style-name="Standard"/>
      <text:p text:style-name="Standard">-Tu me plais. Un plan aussi tordu, tu dois avoir un sacré grain. </text:p>
      <text:p text:style-name="Standard"/>
      <text:p text:style-name="Standard">Eléonore semblait avoir repris ses esprits, et par la même son attitude taquine et sans-gêne. Ce plan, s'il avait le mérite d'être audacieux et suffisamment saugrenu pour faire naître en elle un fort sentiment d'exaltation, était aussi tout sauf à son avantage. Prendre la place de leader de ce commando, c'était se retrouver en première ligne. Donner les ordres, cela voulait dire être la personne à abattre, et ce pendant que madame protégeait sa réputation à l'arrière des lignes. L'anomalie n'avait pas peur de l'affrontement, au contraire. En bonne Zagashienne, elle adorait se battre. Ce qu'elle n'aimait pas en revanche, c'était qu'on la prenne pour un pantin et qu'on la manipule comme bon nous semble. Si Yssaé s'attendait à pouvoir faire la marionnettiste avec une blonde écervelée, c'était raté. Ceci dit, la blond cervelée en question était bien trop excitée à l'idée de mettre en application ce stratagème qu'elle allait lui laisser une chance.</text:p>
      <text:p text:style-name="Standard"/>
      <text:p text:style-name="Standard">-Sur le principe, je suis pas contre. J'ai jamais vraiment eu l'occasion de jouer les cheftaines en plus. Mais... Si je dois aligner mes fesses à ta place en première ligne, il vaut mieux pour toi que ça vaille le coup. Parlons des choses sérieuses. Si je me souviens bien, ta lettre parlait d'une « énorme <text:soft-page-break/>récompense », c'est bien ça ? Dis moi en plus...</text:p>
      <text:p text:style-name="Standard"/>
      <text:p text:style-name="Standard">Pour illustrer son propos, l'adepte de Dalai tira de la poche de sa chemise une feuille pliée en quatre. Sa feinte de réflexion ne duperait probablement personne ; elle la connaissait par cœur. Eléonore semblait avoir retrouvé un semblant de contenance, comprenant qu'elle avait ici une occasion de tirer son épingle du jeu : Yssaé allait devoir trouver quelqu'un d'assez frâlé pour accepter de prendre les risques à sa place, tout en étant suffisamment versé dans les arts de la guerre pour ne pas tout faire capoter. Ses choix étaient réduits et elle comptait bien en profiter pour négocier aussi sec. Eléonore connaissait la lettre par cœur. Pourtant elle ne prononça pas un mot au sujet de sa nature d'Anomalie. Le sujet était trop tabou et délicat pour qu'elle l'aborde aussi rapidement. Il faudrait déjà voir ce que « le colonel Yssaé » avait à lui répond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25T14:11:34.12</meta:creation-date>
    <dc:date>2018-01-29T00:22:16.49</dc:date>
    <meta:editing-duration>PT6H37M19S</meta:editing-duration>
    <meta:editing-cycles>351</meta:editing-cycles>
    <meta:generator>OpenOffice/4.1.2$Win32 OpenOffice.org_project/412m3$Build-9782</meta:generator>
    <meta:document-statistic meta:table-count="0" meta:image-count="0" meta:object-count="0" meta:page-count="4" meta:paragraph-count="20" meta:word-count="2009" meta:character-count="12214"/>
  </office:meta>
</office:document-meta>
</file>